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dContextURLProtocolHandler.parseURL( String uri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ParsedContextURLProtocolHandler.ParsedContextURLProtocolHand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sedContextURLProtocolHandler.setContext( final Context new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rsedContextURLProtocolHandler.parseURL( ParsedURL base , String uri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